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style:font-name="Liberation Serif" officeooo:paragraph-rsid="0046a60b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text-properties officeooo:paragraph-rsid="00ad5bae"/>
    </style:style>
    <style:style style:name="P5" style:family="paragraph" style:parent-style-name="Standard">
      <style:text-properties officeooo:paragraph-rsid="00af0608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P9" style:family="paragraph" style:parent-style-name="Text_20_body" style:list-style-name="L1">
      <style:text-properties officeooo:paragraph-rsid="00a9810b"/>
    </style:style>
    <style:style style:name="P10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be458"/>
    </style:style>
    <style:style style:name="T15" style:family="text">
      <style:text-properties style:font-name="Liberation Serif" officeooo:rsid="00ad5bae"/>
    </style:style>
    <style:style style:name="T16" style:family="text">
      <style:text-properties style:font-name="Liberation Serif" officeooo:rsid="00ae230c"/>
    </style:style>
    <style:style style:name="T17" style:family="text">
      <style:text-properties style:font-name="Liberation Serif" officeooo:rsid="00af0608"/>
    </style:style>
    <style:style style:name="T18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9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10"><text:span text:style-name="Source_20_Text"><text:span text:style-name="T13">Не забути про ліцензію.</text:span></text:span></text:p>
        </text:list-item>
      </text:list>
      <text:h text:style-name="Heading_20_1" text:outline-level="1"><text:span text:style-name="Source_20_Text"><text:span text:style-name="T1">Імена</text:span></text:span></text:h>
      <text:p text:style-name="P4"><text:span text:style-name="Source_20_Text"><text:span text:style-name="T11">Timber Spruce— </text:span></text:span><text:span text:style-name="Source_20_Text"><text:span text:style-name="T14">Тімбер </text:span></text:span><text:span text:style-name="Source_20_Text"><text:span text:style-name="T15">Спрус. Той чел із Еквестрія Герлз Ледженс оф еверфрі форест. </text:span></text:span><text:span text:style-name="Source_20_Text"><text:span text:style-name="T16">Твайлайт там наче трошки закохалась у нього чи типу того.</text:span></text:span></text:p>
      <text:p text:style-name="P5"><text:span text:style-name="Source_20_Text"><text:span text:style-name="T16">Corona — </text:span></text:span><text:span text:style-name="Source_20_Text"><text:span text:style-name="T17">ім’я доньки Твайлайт і Тімбера.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— </text:span></text:span><text:span text:style-name="Source_20_Text"><text:span text:style-name="T10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3:41:40.654126347</dc:date>
    <meta:editing-duration>P1DT19H59M9S</meta:editing-duration>
    <meta:editing-cycles>133</meta:editing-cycles>
    <meta:keyword>volkov volkovissocool@gmail.com</meta:keyword>
    <dc:title>Нотатки до "Втеча"</dc:title>
    <meta:document-statistic meta:table-count="0" meta:image-count="0" meta:object-count="0" meta:page-count="1" meta:paragraph-count="13" meta:word-count="133" meta:character-count="821" meta:non-whitespace-character-count="704"/>
  </office:meta>
</office:document-meta>
</file>